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97c9" officeooo:paragraph-rsid="000a97c9"/>
    </style:style>
    <style:style style:name="P2" style:family="paragraph" style:parent-style-name="Standard">
      <style:text-properties officeooo:rsid="000a97c9" officeooo:paragraph-rsid="00154490"/>
    </style:style>
    <style:style style:name="P3" style:family="paragraph" style:parent-style-name="Standard" style:list-style-name="Numbering_20_123">
      <style:text-properties officeooo:paragraph-rsid="00154490"/>
    </style:style>
    <style:style style:name="T1" style:family="text">
      <style:text-properties officeooo:rsid="000aea63"/>
    </style:style>
    <style:style style:name="T2" style:family="text">
      <style:text-properties officeooo:rsid="000ec5f5"/>
    </style:style>
    <style:style style:name="T3" style:family="text">
      <style:text-properties officeooo:rsid="00101600"/>
    </style:style>
    <style:style style:name="T4" style:family="text">
      <style:text-properties officeooo:rsid="0013625f"/>
    </style:style>
    <style:style style:name="T5" style:family="text">
      <style:text-properties officeooo:rsid="00154d24"/>
    </style:style>
    <style:style style:name="T6" style:family="text">
      <style:text-properties officeooo:rsid="001734c9"/>
    </style:style>
    <style:style style:name="T7" style:family="text">
      <style:text-properties officeooo:rsid="00186f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${Push key:“data“, value:[<text:line-break/> <text:s/>{first<text:span text:style-name="T1">N</text:span>ame: „Hans“, last<text:span text:style-name="T1">N</text:span>ame:“Müller“, birth<text:span text:style-name="T1">D</text:span>ate:“1975-10-02“},<text:line-break/> <text:s/>{first<text:span text:style-name="T1">N</text:span>ame: „Johanna“, last<text:span text:style-name="T1">N</text:span>ame:“Sommer“, birth<text:span text:style-name="T1">D</text:span>ate:“2001-12-05“},<text:line-break/> <text:s/>{first<text:span text:style-name="T1">N</text:span>ame: „Helene“, last<text:span text:style-name="T1">N</text:span>ame:“Fischer“, birth<text:span text:style-name="T1">D</text:span>ate:“2013-02-02“}<text:line-break/>]}</text:p>
      <text:p text:style-name="P2">${For $value:“data“, <text:span text:style-name="T2">$</text:span>as:“person“, <text:span text:style-name="T3">listitem:</text:span><text:span text:style-name="T5">1</text:span>}</text:p>
      <text:list text:style-name="Numbering_20_123">
        <text:list-item>
          <text:p text:style-name="P3"><text:span text:style-name="T3">${</text:span><text:span text:style-name="T7">Counter</text:span><text:span text:style-name="T3">} ${</text:span><text:span text:style-name="T4">$</text:span><text:span text:style-name="T3">person.firstName} ${</text:span><text:span text:style-name="T4">$</text:span><text:span text:style-name="T3">person.lastName}</text:span></text:p>
        </text:list-item>
      </text:list>
      <text:p text:style-name="P1">${EndFor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6T11:28:06.065000000</meta:creation-date>
    <dc:date>2025-03-08T11:58:02.836000000</dc:date>
    <meta:editing-duration>PT25M54S</meta:editing-duration>
    <meta:editing-cycles>1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4" meta:word-count="25" meta:character-count="340" meta:non-whitespace-character-count="314"/>
  </office:meta>
</office:document-meta>
</file>